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font-size="10pt" officeooo:rsid="000d0658" style:font-size-asian="10pt" style:font-size-complex="10pt"/>
    </style:style>
    <style:style style:name="P2" style:family="paragraph" style:parent-style-name="Standard">
      <style:paragraph-properties style:line-height-at-least="0.402cm"/>
      <style:text-properties fo:font-size="10pt" officeooo:rsid="000d0658" officeooo:paragraph-rsid="0015dd9c" style:font-size-asian="10pt" style:font-size-complex="10pt"/>
    </style:style>
    <style:style style:name="P3" style:family="paragraph" style:parent-style-name="Standard">
      <style:text-properties fo:font-size="10pt" officeooo:rsid="00117e2a" officeooo:paragraph-rsid="00117e2a" style:font-size-asian="10pt" style:font-size-complex="10pt"/>
    </style:style>
    <style:style style:name="P4" style:family="paragraph" style:parent-style-name="Standard">
      <style:text-properties fo:font-size="10pt" officeooo:rsid="00120336" officeooo:paragraph-rsid="00120336" style:font-size-asian="10pt" style:font-size-complex="10pt"/>
    </style:style>
    <style:style style:name="P5" style:family="paragraph" style:parent-style-name="Standard">
      <style:text-properties fo:font-size="10pt" officeooo:rsid="00120336" officeooo:paragraph-rsid="001458f7" style:font-size-asian="10pt" style:font-size-complex="10pt"/>
    </style:style>
    <style:style style:name="P6" style:family="paragraph" style:parent-style-name="Standard">
      <style:text-properties fo:font-size="10pt" officeooo:rsid="00182171" officeooo:paragraph-rsid="00120336" style:font-size-asian="10pt" style:font-size-complex="10pt"/>
    </style:style>
    <style:style style:name="P7" style:family="paragraph" style:parent-style-name="Standard">
      <style:text-properties fo:font-size="10pt" officeooo:rsid="00182171" officeooo:paragraph-rsid="00182171" style:font-size-asian="10pt" style:font-size-complex="10pt"/>
    </style:style>
    <style:style style:name="P8" style:family="paragraph" style:parent-style-name="Standard">
      <style:text-properties fo:font-size="10pt" officeooo:rsid="00182171" officeooo:paragraph-rsid="001893e5" style:font-size-asian="10pt" style:font-size-complex="10pt"/>
    </style:style>
    <style:style style:name="P9" style:family="paragraph" style:parent-style-name="Standard">
      <style:text-properties fo:font-size="10pt" officeooo:rsid="001a9c09" officeooo:paragraph-rsid="001a9c09" style:font-size-asian="10pt" style:font-size-complex="10pt"/>
    </style:style>
    <style:style style:name="P10" style:family="paragraph" style:parent-style-name="Standard">
      <style:text-properties fo:font-size="10pt" officeooo:rsid="001b7135" officeooo:paragraph-rsid="001b7135" style:font-size-asian="10pt" style:font-size-complex="10pt"/>
    </style:style>
    <style:style style:name="P11" style:family="paragraph" style:parent-style-name="Standard">
      <style:text-properties style:font-name="Liberation Mono" fo:font-size="10pt" officeooo:rsid="000d0658" officeooo:paragraph-rsid="000d0658" style:font-size-asian="10pt" style:font-size-complex="10pt"/>
    </style:style>
    <style:style style:name="P12" style:family="paragraph" style:parent-style-name="Standard">
      <style:paragraph-properties style:line-height-at-least="0.402cm"/>
      <style:text-properties style:font-name="Liberation Mono" fo:font-size="10pt" officeooo:rsid="000d0658" style:font-size-asian="10pt" style:font-size-complex="10pt"/>
    </style:style>
    <style:style style:name="P13" style:family="paragraph" style:parent-style-name="Standard">
      <style:text-properties style:font-name="Liberation Mono" fo:font-size="10pt" officeooo:rsid="000d0658" officeooo:paragraph-rsid="00120336" style:font-size-asian="10pt" style:font-size-complex="10pt"/>
    </style:style>
    <style:style style:name="P14" style:family="paragraph" style:parent-style-name="Standard">
      <style:text-properties officeooo:paragraph-rsid="001bea2b"/>
    </style:style>
    <style:style style:name="P15" style:family="paragraph" style:parent-style-name="Standard">
      <style:text-properties style:use-window-font-color="true" loext:opacity="0%" fo:font-size="10pt" officeooo:rsid="001a9c09" officeooo:paragraph-rsid="001bea2b" style:font-size-asian="10pt" style:font-size-complex="10pt"/>
    </style:style>
    <style:style style:name="P16" style:family="paragraph" style:parent-style-name="Standard">
      <style:text-properties style:use-window-font-color="true" loext:opacity="0%" fo:font-size="10pt" officeooo:rsid="001e8d7e" officeooo:paragraph-rsid="001e8d7e" style:font-size-asian="10pt" style:font-size-complex="10pt"/>
    </style:style>
    <style:style style:name="P17" style:family="paragraph" style:parent-style-name="Text_20_body">
      <style:text-properties fo:font-size="10pt" style:font-size-asian="8.75pt" style:font-size-complex="10pt"/>
    </style:style>
    <style:style style:name="P18" style:family="paragraph" style:parent-style-name="Text_20_body">
      <style:text-properties fo:font-size="10pt" officeooo:rsid="000afeaf" officeooo:paragraph-rsid="000afeaf" style:font-size-asian="10pt" style:font-size-complex="10pt"/>
    </style:style>
    <style:style style:name="P19" style:family="paragraph" style:parent-style-name="Text_20_body">
      <style:text-properties fo:font-size="10pt" officeooo:rsid="000c61ca" officeooo:paragraph-rsid="000c61ca" style:font-size-asian="10pt" style:font-size-complex="10pt"/>
    </style:style>
    <style:style style:name="P20" style:family="paragraph" style:parent-style-name="Text_20_body">
      <style:text-properties fo:font-size="10pt" officeooo:rsid="000d0658" officeooo:paragraph-rsid="000d0658" style:font-size-asian="10pt" style:font-size-complex="10pt"/>
    </style:style>
    <style:style style:name="P21" style:family="paragraph" style:parent-style-name="Text_20_body">
      <style:text-properties fo:font-size="10pt" officeooo:rsid="0010f599" officeooo:paragraph-rsid="0010f599" style:font-size-asian="10pt" style:font-size-complex="10pt"/>
    </style:style>
    <style:style style:name="P22" style:family="paragraph" style:parent-style-name="Title">
      <style:text-properties fo:font-size="20pt" officeooo:paragraph-rsid="00092cbf" style:font-size-asian="20pt" style:font-size-complex="20pt"/>
    </style:style>
    <style:style style:name="T1" style:family="text">
      <style:text-properties officeooo:rsid="000afeaf"/>
    </style:style>
    <style:style style:name="T2" style:family="text">
      <style:text-properties officeooo:rsid="000d0658"/>
    </style:style>
    <style:style style:name="T3" style:family="text">
      <style:text-properties officeooo:rsid="000e9da5"/>
    </style:style>
    <style:style style:name="T4" style:family="text">
      <style:text-properties officeooo:rsid="000f6cb0"/>
    </style:style>
    <style:style style:name="T5" style:family="text">
      <style:text-properties officeooo:rsid="0010f599"/>
    </style:style>
    <style:style style:name="T6" style:family="text">
      <style:text-properties officeooo:rsid="00120336"/>
    </style:style>
    <style:style style:name="T7" style:family="text">
      <style:text-properties officeooo:rsid="00138c15"/>
    </style:style>
    <style:style style:name="T8" style:family="text">
      <style:text-properties officeooo:rsid="001458f7"/>
    </style:style>
    <style:style style:name="T9" style:family="text">
      <style:text-properties fo:font-size="10pt" officeooo:rsid="001a9c09" style:font-size-asian="10pt" style:font-size-complex="10pt"/>
    </style:style>
    <style:style style:name="T10" style:family="text">
      <style:text-properties fo:font-size="10pt" officeooo:rsid="001bea2b" style:font-size-asian="10pt" style:font-size-complex="10pt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officeooo:rsid="0016a68c"/>
    </style:style>
    <style:style style:name="T13" style:family="text">
      <style:text-properties style:text-underline-style="solid" style:text-underline-width="auto" style:text-underline-color="font-color" fo:font-weight="bold" officeooo:rsid="00120336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5dd9c" style:font-weight-asian="bold" style:font-weight-complex="bold"/>
    </style:style>
    <style:style style:name="T15" style:family="text">
      <style:text-properties officeooo:rsid="001893e5"/>
    </style:style>
    <style:style style:name="T16" style:family="text">
      <style:text-properties officeooo:rsid="0019ded7"/>
    </style:style>
    <style:style style:name="T17" style:family="text">
      <style:text-properties officeooo:rsid="001a3971"/>
    </style:style>
    <style:style style:name="T18" style:family="text">
      <style:text-properties officeooo:rsid="001bea2b"/>
    </style:style>
    <style:style style:name="T19" style:family="text">
      <style:text-properties style:font-name="Menlo" fo:font-size="7.80000019073486pt" fo:font-style="normal" fo:font-weight="normal"/>
    </style:style>
    <style:style style:name="T20" style:family="text">
      <style:text-properties fo:font-variant="normal" fo:text-transform="none" fo:color="#333333" loext:opacity="100%" style:font-name="Menlo" fo:font-size="7.80000019073486pt" fo:letter-spacing="normal" fo:font-style="normal" fo:font-weight="bold"/>
    </style:style>
    <style:style style:name="T21" style:family="text">
      <style:text-properties fo:font-variant="normal" fo:text-transform="none" fo:color="#333333" loext:opacity="100%" style:font-name="Menlo" fo:font-size="7.80000019073486pt" fo:letter-spacing="normal" fo:font-style="normal" fo:font-weight="normal"/>
    </style:style>
    <style:style style:name="T22" style:family="text">
      <style:text-properties fo:font-variant="normal" fo:text-transform="none" fo:color="#337ab7" loext:opacity="100%" style:text-line-through-style="none" style:text-line-through-type="none" style:font-name="Menlo" fo:font-size="7.80000019073486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23" style:family="text">
      <style:text-properties style:use-window-font-color="true" loext:opacity="0%" fo:font-size="10pt" officeooo:rsid="001a9c09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ORMAT C++<text:span text:style-name="T1">20</text:span></text:p>
      <text:p text:style-name="P17"/>
      <text:p text:style-name="P18">#include &lt;format&gt;</text:p>
      <text:p text:style-name="P19">Funzione statica per formattare stringa tramite segnaposti/placeholder racchiusi tra {} <text:span text:style-name="T2">nella stringa che è il primo argomento </text:span><text:s/>({{ per escape di { e }} per escape di } ), <text:s/><text:span text:style-name="T2">come argomenti successivi andranno inserite le espressioni/variabili che andranno ad occupare i segnaposti, se in eccesso le ultime verranno ignorate.</text:span></text:p>
      <text:p text:style-name="P20">Per quello che riguarda i segnaposti <text:span text:style-name="T3">è possibile indicare l’ordine di inserimento degli argomenti , se lo si fa per uno occorre poi farlo per tutti , non è </text:span><text:span text:style-name="T6">obbligatorio</text:span><text:span text:style-name="T3"> indicare il tipo </text:span><text:span text:style-name="T6">di formattazione</text:span><text:span text:style-name="T3">, </text:span><text:span text:style-name="T4">è possibile ripetere un segnaposto allo scopo di stampare due volte lo stesso argomento</text:span></text:p>
      <text:p text:style-name="P21">stringa std::format(“stringa con placeholder {0...n}”, placeholder0, n);</text:p>
      <text:p text:style-name="P21">Esempio:</text:p>
      <text:p text:style-name="P11">size_t eta = 56;</text:p>
      <text:p text:style-name="P12">std::string nome("Francesco");</text:p>
      <text:p text:style-name="P12">std::string saluto("Ciao ");</text:p>
      <text:p text:style-name="P12"/>
      <text:p text:style-name="P12">std::cout &lt;&lt; std::format("{0} il mio nome e' {1} ho {2} anni {0}", saluto, nome, eta) &lt;&lt; "\n";</text:p>
      <text:p text:style-name="P1"/>
      <text:p text:style-name="P1"><text:span text:style-name="T5">Stampa “</text:span>Ciao <text:s/>il mio nome e' Francesco ho 56 anni Ciao” </text:p>
      <text:p text:style-name="P20"/>
      <text:p text:style-name="P3">NB Gli indici dei placeholder partono da 0 e non possono essere superiori al numero degli argomenti passati.</text:p>
      <text:p text:style-name="P3"/>
      <text:p text:style-name="P4">TIPO DI FORMATTAZIONE</text:p>
      <text:p text:style-name="P4"/>
      <text:p text:style-name="P4">INDICE:<text:span text:style-name="T15">CAMPI</text:span>.<text:span text:style-name="T8">CIFRE</text:span></text:p>
      <text:p text:style-name="P4"/>
      <text:p text:style-name="P5">Si può impostare la lunghezza dei <text:span text:style-name="T15">campi</text:span> e l<text:span text:style-name="T8">e cifre per i numeri, che comprendono <text:s/>anche la parte intera non solo i decimali !!,</text:span>per ogni segnaposto dopo i due punti : che separano l’indice dal <text:span text:style-name="T16">formato</text:span> es:</text:p>
      <text:p text:style-name="P4"/>
      <text:p text:style-name="P4">{0:10.2}<text:tab/><text:tab/><text:span text:style-name="T17">campo con </text:span>10 spazi con 2 <text:span text:style-name="T7">cifre </text:span><text:span text:style-name="T17">in totale</text:span> per il primo argomento in lista</text:p>
      <text:p text:style-name="P4"/>
      <text:p text:style-name="P13">const double PI = 3.14159;</text:p>
      <text:p text:style-name="P2"><text:span text:style-name="T11">std::cout &lt;&lt; std::format("PI greco </text:span><text:span text:style-name="T12">è</text:span><text:span text:style-name="T11"> : {0:15.3}\n",PI) ;<text:tab/></text:span><text:span text:style-name="T13">stampa 3.14 </text:span><text:span text:style-name="T14">non 3.141</text:span></text:p>
      <text:p text:style-name="P6"/>
      <text:p text:style-name="P10">Allineamento <text:span text:style-name="T18">padding </text:span>e numerazioni</text:p>
      <text:p text:style-name="P6"/>
      <text:p text:style-name="P7">&lt; <text:tab/><text:tab/>allinea a sx</text:p>
      <text:p text:style-name="P7">&gt; <text:tab/><text:tab/>allinea a dx (default)</text:p>
      <text:p text:style-name="P8">^<text:tab/><text:tab/>centra nel campo</text:p>
      <text:p text:style-name="P9">0:#10x<text:tab/><text:tab/>campo da 10 numeri esadecimali con lettere minuscole</text:p>
      <text:p text:style-name="P9">0:#10X<text:tab/><text:tab/>campo da 10 numeri esadecimali con lettere maiuscole</text:p>
      <text:p text:style-name="P14"><text:span text:style-name="T9">0:#</text:span><text:span text:style-name="T10">0</text:span><text:span text:style-name="T9">10X<text:tab/><text:tab/>campo da 10 numeri esadecimali con lettere maiuscole </text:span><text:span text:style-name="T10">co</text:span><text:span text:style-name="T9">n padding di zeri</text:span></text:p>
      <text:p text:style-name="P15"/>
      <text:p text:style-name="Preformatted_20_Text"><text:bookmark text:name="grammar-token-sf-format_spec"/><text:span text:style-name="Strong_20_Emphasis"><text:span text:style-name="T23">format_spec</text:span></text:span><text:span text:style-name="T23"> ::= <text:s/>[[</text:span><text:a xlink:type="simple" xlink:href="https://fmt.dev/latest/syntax.html#grammar-token-sf-fill" text:style-name="Internet_20_link" text:visited-style-name="Visited_20_Internet_20_Link"><text:span text:style-name="Source_20_Text"><text:span text:style-name="T23">fill</text:span></text:span></text:a><text:span text:style-name="T23">]</text:span><text:a xlink:type="simple" xlink:href="https://fmt.dev/latest/syntax.html#grammar-token-sf-align" text:style-name="Internet_20_link" text:visited-style-name="Visited_20_Internet_20_Link"><text:span text:style-name="Source_20_Text"><text:span text:style-name="T23">align</text:span></text:span></text:a><text:span text:style-name="T23">][</text:span><text:a xlink:type="simple" xlink:href="https://fmt.dev/latest/syntax.html#grammar-token-sf-sign" text:style-name="Internet_20_link" text:visited-style-name="Visited_20_Internet_20_Link"><text:span text:style-name="Source_20_Text"><text:span text:style-name="T23">sign</text:span></text:span></text:a><text:span text:style-name="T23">]["#"]["0"][</text:span><text:a xlink:type="simple" xlink:href="https://fmt.dev/latest/syntax.html#grammar-token-sf-width" text:style-name="Internet_20_link" text:visited-style-name="Visited_20_Internet_20_Link"><text:span text:style-name="Source_20_Text"><text:span text:style-name="T23">width</text:span></text:span></text:a><text:span text:style-name="T23">]["." </text:span><text:a xlink:type="simple" xlink:href="https://fmt.dev/latest/syntax.html#grammar-token-sf-precision" text:style-name="Internet_20_link" text:visited-style-name="Visited_20_Internet_20_Link"><text:span text:style-name="Source_20_Text"><text:span text:style-name="T23">precision</text:span></text:span></text:a><text:span text:style-name="T23">]["L"][</text:span><text:a xlink:type="simple" xlink:href="https://fmt.dev/latest/syntax.html#grammar-token-sf-type" text:style-name="Internet_20_link" text:visited-style-name="Visited_20_Internet_20_Link"><text:span text:style-name="Source_20_Text"><text:span text:style-name="T23">type</text:span></text:span></text:a><text:span text:style-name="T23">]</text:span></text:p>
      <text:p text:style-name="Preformatted_20_Text"><text:bookmark text:name="grammar-token-sf-fill"/><text:bookmark text:name="grammar-token-fill"/><text:span text:style-name="Strong_20_Emphasis"><text:span text:style-name="T23">fill <text:s text:c="6"/></text:span></text:span><text:span text:style-name="T23"><text:s/>::= <text:s/>&lt;a character other than '{' or '}'&gt;</text:span></text:p>
      <text:p text:style-name="Preformatted_20_Text"><text:bookmark text:name="grammar-token-sf-align"/><text:bookmark text:name="grammar-token-align"/><text:span text:style-name="Strong_20_Emphasis"><text:span text:style-name="T23">align <text:s text:c="5"/></text:span></text:span><text:span text:style-name="T23"><text:s/>::= <text:s/>"&lt;" | "&gt;" | "^"</text:span></text:p>
      <text:p text:style-name="Preformatted_20_Text"><text:bookmark text:name="grammar-token-sf-sign"/><text:bookmark text:name="grammar-token-sign"/><text:span text:style-name="Strong_20_Emphasis"><text:span text:style-name="T23">sign <text:s text:c="6"/></text:span></text:span><text:span text:style-name="T23"><text:s/>::= <text:s/>"+" | "-" | " "</text:span></text:p>
      <text:p text:style-name="Preformatted_20_Text"><text:bookmark text:name="grammar-token-sf-width"/><text:bookmark text:name="grammar-token-width"/><text:span text:style-name="Strong_20_Emphasis"><text:span text:style-name="T23">width <text:s text:c="5"/></text:span></text:span><text:span text:style-name="T23"><text:s/>::= <text:s/></text:span><text:a xlink:type="simple" xlink:href="https://fmt.dev/latest/syntax.html#grammar-token-sf-integer" text:style-name="Internet_20_link" text:visited-style-name="Visited_20_Internet_20_Link"><text:span text:style-name="Source_20_Text"><text:span text:style-name="T23">integer</text:span></text:span></text:a><text:span text:style-name="T23"> | "{" [</text:span><text:a xlink:type="simple" xlink:href="https://fmt.dev/latest/syntax.html#grammar-token-sf-arg_id" text:style-name="Internet_20_link" text:visited-style-name="Visited_20_Internet_20_Link"><text:span text:style-name="Source_20_Text"><text:span text:style-name="T23">arg_id</text:span></text:span></text:a><text:span text:style-name="T23">] "}"</text:span></text:p>
      <text:p text:style-name="Preformatted_20_Text"><text:bookmark text:name="grammar-token-sf-precision"/><text:bookmark text:name="grammar-token-precision"/><text:span text:style-name="Strong_20_Emphasis"><text:span text:style-name="T23">precision <text:s/></text:span></text:span><text:span text:style-name="T23"><text:s/>::= <text:s/></text:span><text:a xlink:type="simple" xlink:href="https://fmt.dev/latest/syntax.html#grammar-token-sf-integer" text:style-name="Internet_20_link" text:visited-style-name="Visited_20_Internet_20_Link"><text:span text:style-name="Source_20_Text"><text:span text:style-name="T23">integer</text:span></text:span></text:a><text:span text:style-name="T23"> | "{" [</text:span><text:a xlink:type="simple" xlink:href="https://fmt.dev/latest/syntax.html#grammar-token-sf-arg_id" text:style-name="Internet_20_link" text:visited-style-name="Visited_20_Internet_20_Link"><text:span text:style-name="Source_20_Text"><text:span text:style-name="T23">arg_id</text:span></text:span></text:a><text:span text:style-name="T23">] "}"</text:span></text:p>
      <text:p text:style-name="Preformatted_20_Text"><text:bookmark text:name="grammar-token-sf-type"/><text:bookmark text:name="grammar-token-type"/><text:span text:style-name="Strong_20_Emphasis"><text:span text:style-name="T23">type <text:s text:c="6"/></text:span></text:span><text:span text:style-name="T23"><text:s/>::= <text:s/>"a" | "A" | "b" | "B" | "c" | "d" | "e" | "E" | "f" | "F" | "g" <text:tab/><text:tab/><text:tab/>| "G" |"o" | "p" | "s" | "x" | "X"</text:span></text:p>
      <text:p text:style-name="P16"/>
      <text:p text:style-name="P16"/>
      <text:p text:style-name="P16">via : https://fmt.dev/latest/syntax.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7T22:39:37.239000000</meta:creation-date>
    <dc:date>2023-07-08T00:05:45.542000000</dc:date>
    <meta:editing-duration>PT1H25M59S</meta:editing-duration>
    <meta:editing-cycles>2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33" meta:word-count="366" meta:character-count="2218" meta:non-whitespace-character-count="1826"/>
  </office:meta>
</office:document-meta>
</file>